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4.1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">
      <style:table-cell-properties fo:padding="0.071cm"/>
      <style:text-properties style:font-name="Arial"/>
    </style:style>
    <style:style style:name="ce7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number-columns-repeated="1021" table:default-cell-style-name="ce7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ShiftAmount</text:p>
          </table:table-cell>
          <table:table-cell table:style-name="ce1" office:value-type="string" calcext:value-type="string">
            <text:p>BITRSHIFT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BITRSHIFT([.A2]; [.B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BITRSHIFT([.A3]; [.B3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3" office:value-type="float" office:value="2345" calcext:value-type="float">
            <text:p>234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BITRSHIFT([.A4]; [.B4])" office:value-type="float" office:value="586" calcext:value-type="float">
            <text:p>586</text:p>
          </table:table-cell>
          <table:table-cell table:number-columns-repeated="1021"/>
        </table:table-row>
        <table:table-row table:style-name="ro2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BITRSHIFT([.A5]; [.B5])"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table:style-name="ce3" office:value-type="float" office:value="2234" calcext:value-type="float">
            <text:p>223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BITRSHIFT([.A6]; [.B6])" office:value-type="float" office:value="139" calcext:value-type="float">
            <text:p>139</text:p>
          </table:table-cell>
          <table:table-cell table:number-columns-repeated="1021"/>
        </table:table-row>
        <table:table-row table:style-name="ro2">
          <table:table-cell table:style-name="ce3" office:value-type="float" office:value="14526" calcext:value-type="float">
            <text:p>14526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BITRSHIFT([.A7]; [.B7])" office:value-type="float" office:value="453" calcext:value-type="float">
            <text:p>453</text:p>
          </table:table-cell>
          <table:table-cell table:number-columns-repeated="1021"/>
        </table:table-row>
        <table:table-row table:style-name="ro2">
          <table:table-cell table:style-name="ce2" office:value-type="float" office:value="214235" calcext:value-type="float">
            <text:p>21423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BITRSHIFT([.A8]; [.B8])" office:value-type="float" office:value="3347" calcext:value-type="float">
            <text:p>3347</text:p>
          </table:table-cell>
          <table:table-cell table:number-columns-repeated="1021"/>
        </table:table-row>
        <table:table-row table:style-name="ro2">
          <table:table-cell table:style-name="ce3" office:value-type="float" office:value="4344" calcext:value-type="float">
            <text:p>4344</text:p>
          </table:table-cell>
          <table:table-cell table:style-name="ce3" office:value-type="float" office:value="7" calcext:value-type="float">
            <text:p>7</text:p>
          </table:table-cell>
          <table:table-cell table:style-name="ce2" table:formula="of:=BITRSHIFT([.A9]; [.B9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3" office:value-type="float" office:value="58614" calcext:value-type="float">
            <text:p>5861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BITRSHIFT([.A10]; [.B10])" office:value-type="float" office:value="228" calcext:value-type="float">
            <text:p>228</text:p>
          </table:table-cell>
          <table:table-cell table:number-columns-repeated="1021"/>
        </table:table-row>
        <table:table-row table:style-name="ro2">
          <table:table-cell table:style-name="ce3" office:value-type="float" office:value="5253" calcext:value-type="float">
            <text:p>5253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formula="of:=BITRSHIFT([.A11]; [.B11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3" office:value-type="float" office:value="5356" calcext:value-type="float">
            <text:p>535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BITRSHIFT([.A12]; [.B12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float" office:value="66878" calcext:value-type="float">
            <text:p>66878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formula="of:=BITRSHIFT([.A13]; [.B13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2" office:value-type="float" office:value="545646" calcext:value-type="float">
            <text:p>54564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BITRSHIFT([.A14]; [.B14])" office:value-type="float" office:value="272823" calcext:value-type="float">
            <text:p>272823</text:p>
          </table:table-cell>
          <table:table-cell table:number-columns-repeated="1021"/>
        </table:table-row>
        <table:table-row table:style-name="ro2">
          <table:table-cell table:style-name="ce3" office:value-type="float" office:value="12146" calcext:value-type="float">
            <text:p>12146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formula="of:=BITRSHIFT([.A15]; [.B15])" office:value-type="float" office:value="3036" calcext:value-type="float">
            <text:p>3036</text:p>
          </table:table-cell>
          <table:table-cell table:number-columns-repeated="1021"/>
        </table:table-row>
        <table:table-row table:style-name="ro2">
          <table:table-cell table:style-name="ce3" office:value-type="float" office:value="21314" calcext:value-type="float">
            <text:p>2131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BITRSHIFT([.A16]; [.B16])" office:value-type="float" office:value="2664" calcext:value-type="float">
            <text:p>2664</text:p>
          </table:table-cell>
          <table:table-cell table:number-columns-repeated="1021"/>
        </table:table-row>
        <table:table-row table:style-name="ro2">
          <table:table-cell table:style-name="ce3" office:value-type="float" office:value="914245" calcext:value-type="float">
            <text:p>914245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formula="of:=BITRSHIFT([.A17]; [.B17])" office:value-type="float" office:value="57140" calcext:value-type="float">
            <text:p>57140</text:p>
          </table:table-cell>
          <table:table-cell table:number-columns-repeated="1021"/>
        </table:table-row>
        <table:table-row table:style-name="ro2">
          <table:table-cell table:style-name="ce2" office:value-type="float" office:value="313132" calcext:value-type="float">
            <text:p>31313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BITRSHIFT([.A18]; [.B18])" office:value-type="float" office:value="9785" calcext:value-type="float">
            <text:p>9785</text:p>
          </table:table-cell>
          <table:table-cell table:number-columns-repeated="1021"/>
        </table:table-row>
        <table:table-row table:style-name="ro2">
          <table:table-cell table:style-name="ce3" office:value-type="float" office:value="145648" calcext:value-type="float">
            <text:p>145648</text:p>
          </table:table-cell>
          <table:table-cell table:style-name="ce3" office:value-type="float" office:value="6" calcext:value-type="float">
            <text:p>6</text:p>
          </table:table-cell>
          <table:table-cell table:style-name="ce2" table:formula="of:=BITRSHIFT([.A19]; [.B19])" office:value-type="float" office:value="2275" calcext:value-type="float">
            <text:p>2275</text:p>
          </table:table-cell>
          <table:table-cell table:number-columns-repeated="102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formula="of:=BITRSHIFT([.A20]; [.B20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-2" calcext:value-type="float">
            <text:p>-2</text:p>
          </table:table-cell>
          <table:table-cell table:style-name="ce2" table:formula="of:=BITRSHIFT([.A21]; [.B21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3"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3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 table:number-rows-repeated="13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 table:number-rows-repeated="11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 table:number-rows-repeated="8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 table:number-rows-repeated="3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00／00／00</text:date>, <text:time style:data-style-name="N2" text:time-value="0000-00-00T00:00:01.706423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1-08T09:18:46.292000000</dc:date>
    <meta:editing-duration>PT47M26S</meta:editing-duration>
    <meta:editing-cycles>14</meta:editing-cycles>
    <meta:document-statistic meta:table-count="1" meta:cell-count="63" meta:object-count="0"/>
  </office:meta>
</office:document-meta>
</file>